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20000010A7C1FB3C4267996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729in" fo:margin-left="-0.0729in" fo:margin-top="0in" fo:margin-bottom="0in" fo:break-before="auto" fo:break-after="auto" table:align="left"/>
    </style:style>
    <style:style style:name="Table1.A" style:family="table-column">
      <style:table-column-properties style:column-width="3.3326in"/>
    </style:style>
    <style:style style:name="Table1.B" style:family="table-column">
      <style:table-column-properties style:column-width="3.2403in"/>
    </style:style>
    <style:style style:name="Table1.1" style:family="table-row">
      <style:table-row-properties style:min-row-height="0.75in"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text-align="end" style:justify-single-word="false" fo:break-before="auto" fo:break-after="auto"/>
      <style:text-properties fo:color="#999999" loext:opacity="100%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Heading_20_2">
      <style:paragraph-properties fo:break-before="auto" fo:break-after="auto"/>
    </style:style>
    <style:style style:name="P5" style:family="paragraph" style:parent-style-name="Standard">
      <style:paragraph-properties fo:break-before="auto" fo:break-after="auto"/>
      <style:text-properties officeooo:rsid="001c9752" officeooo:paragraph-rsid="001c9752"/>
    </style:style>
    <style:style style:name="P6" style:family="paragraph" style:parent-style-name="Standard">
      <style:text-properties officeooo:rsid="001c9752" officeooo:paragraph-rsid="001c9752"/>
    </style:style>
    <style:style style:name="P7" style:family="paragraph" style:parent-style-name="Standard">
      <style:paragraph-properties fo:break-before="auto" fo:break-after="auto"/>
      <style:text-properties officeooo:paragraph-rsid="001c9752"/>
    </style:style>
    <style:style style:name="P8" style:family="paragraph" style:parent-style-name="Standard">
      <style:text-properties officeooo:paragraph-rsid="001c9752"/>
    </style:style>
    <style:style style:name="P9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fo:font-style="italic" officeooo:rsid="001c9752" officeooo:paragraph-rsid="001c9752" style:font-style-asian="italic"/>
    </style:style>
    <style:style style:name="P10" style:family="paragraph" style:parent-style-name="Standard">
      <style:text-properties officeooo:paragraph-rsid="001d9e3f"/>
    </style:style>
    <style:style style:name="P11" style:family="paragraph" style:parent-style-name="Standard">
      <style:paragraph-properties fo:break-before="auto" fo:break-after="auto"/>
      <style:text-properties officeooo:paragraph-rsid="001d9e3f"/>
    </style:style>
    <style:style style:name="T1" style:family="text">
      <style:text-properties fo:color="#999999" loext:opacity="100%" fo:font-size="8pt" fo:font-style="italic" style:font-size-asian="8pt" style:font-style-asian="italic" style:font-size-complex="8pt"/>
    </style:style>
    <style:style style:name="T2" style:family="text">
      <style:text-properties fo:color="#1155cc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d9e3f" style:font-weight-asian="bold"/>
    </style:style>
    <style:style style:name="T6" style:family="text">
      <style:text-properties fo:color="#ff0000" loext:opacity="100%" fo:font-weight="bold" style:font-weight-asian="bold"/>
    </style:style>
    <style:style style:name="T7" style:family="text">
      <style:text-properties fo:color="#ff0000" loext:opacity="100%" fo:font-weight="bold" officeooo:rsid="001d9e3f" style:font-weight-asian="bold"/>
    </style:style>
    <style:style style:name="T8" style:family="text">
      <style:text-properties officeooo:rsid="001c9752"/>
    </style:style>
    <style:style style:name="T9" style:family="text">
      <style:text-properties fo:font-style="normal" officeooo:rsid="001c9752" style:font-style-asian="normal" style:font-style-complex="normal"/>
    </style:style>
    <style:style style:name="T10" style:family="text">
      <style:text-properties officeooo:rsid="001d9e3f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ace Exploration TDD</text:p>
      <text:p text:style-name="P4"><text:bookmark text:name="_6b2mjjaf1zuw"/>Game Identity / Mantra: </text:p>
      <text:p text:style-name="P7"><text:span text:style-name="T9">Simple, cli-based space exploration game. It’s main purpose is to learn using TDD in real projects. That’s why the base game should be very simple mechanically-wise </text:span>– <text:span text:style-name="T8">game is secondary to learning.</text:span><text:span text:style-name="T9"> </text:span></text:p>
      <text:p text:style-name="P4"><text:bookmark text:name="_dwo78abcvw1e"/>Design Pillars:</text:p>
      <text:p text:style-name="P5">Exploration. Procedural generation. Infinity.</text:p>
      <text:p text:style-name="P4"><text:bookmark text:name="_cia958uu8gyn"/>Genre/Story/Mechanics Summary:</text:p>
      <text:p text:style-name="P5">You might thing about this game as a extremely dumbed-down X game.</text:p>
      <text:p text:style-name="P6">This game uses procedural generation that is heavily inspired by Hades. Instead of generating a whole galaxy at once, it gives just a couple of choices (“doors”) where to go.</text:p>
      <text:p text:style-name="P4"><text:bookmark text:name="_i4r3s99jvzr"/>Features: </text:p>
      <text:p text:style-name="P7"><text:span text:style-name="T8">Infinite procedural generation </text:span>– <text:span text:style-name="T8">game will generate new “rooms” (space stations, planets, etc.) on the fly, as a part of interaction with the current room.</text:span></text:p>
      <text:p text:style-name="P8"><text:span text:style-name="T8">Trading </text:span>– <text:span text:style-name="T8">buy low in one room, sell high in second room. Perhaps limited cargo space to force player to manage cargo and equipment.</text:span></text:p>
      <text:p text:style-name="P8"><text:span text:style-name="T8">Simple combat </text:span>– <text:span text:style-name="T8">perhaps by choosing the approach (aggressive, defensive, circling, fleeing...)</text:span></text:p>
      <text:p text:style-name="P4"><text:bookmark text:name="_k2yiw7xiem6z"/>Interface: </text:p>
      <text:p text:style-name="P5">Just sending commands to the command line.</text:p>
      <text:p text:style-name="P4"><text:bookmark text:name="_9yojj3io2kvy"/>Art Style: </text:p>
      <text:p text:style-name="P5">Command line. Nothing fancy, just sending commands to stdout. Not even clearing the screen.</text:p>
      <text:p text:style-name="P4"><text:bookmark text:name="_9512rjls635a"/>Development Roadmap / Launch Criteria: </text:p>
      <text:p text:style-name="P11"><text:span text:style-name="T4">Platform:</text:span> <text:span text:style-name="T10">PC; requires Python</text:span>. <text:s text:c="9"/><text:tab/> <text:s text:c="7"/><text:span text:style-name="T4">Audience:</text:span> <text:span text:style-name="T10">None. It’s project for learning</text:span></text:p>
      <text:p text:style-name="P10"><text:span text:style-name="T10"><text:s text:c="97"/>purposes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4">Milestone</text:span><text:span text:style-name="T5">s:</text:span></text:p>
          </table:table-cell>
          <table:table-cell table:style-name="Table1.A1" office:value-type="string">
            <text:p text:style-name="Standard"/>
            <text:p text:style-name="Standard">---------------------------</text:p>
            <text:p text:style-name="Standard"><text:span text:style-name="T7">Finished</text:span><text:span text:style-name="T6">:</text:span> <text:span text:style-name="T10">YYYYMMDD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color="#4a86e8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  <style:text-properties fo:color="#999999" loext:opacity="100%" fo:font-size="8pt" style:font-size-asian="8pt" style:font-size-complex="8pt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999999" loext:opacity="100%" fo:font-size="8pt" fo:font-style="italic" style:font-size-asian="8pt" style:font-style-asian="italic" style:font-size-complex="8pt"/>
    </style:style>
    <style:style style:name="MT2" style:family="text">
      <style:text-properties fo:color="#1155cc" loext:opacity="100%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MT3" style:family="text">
      <style:text-properties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1.png" text:anchor-type="char" svg:x="0.0209in" svg:y="0.052in" svg:width="1.6516in" svg:height="0.3992in" draw:z-index="0"><draw:image xlink:href="Pictures/10000001000004520000010A7C1FB3C426799645.png" xlink:type="simple" xlink:show="embed" xlink:actuate="onLoad" draw:mime-type="image/png"/><svg:desc>2016-03-27.png</svg:desc></draw:frame></text:p>
        <text:p text:style-name="MP2"><text:span text:style-name="MT1">Special thanks to </text:span><text:a xlink:type="simple" xlink:href="http://gdu.io/dev/josehzz" text:style-name="ListLabel_20_1" text:visited-style-name="ListLabel_20_1"><text:span text:style-name="MT2">Josehzz</text:span></text:a><text:span text:style-name="MT1">. Made with love by</text:span><text:span text:style-name="MT3"> </text:span><text:a xlink:type="simple" xlink:href="http://gdu.io/" text:style-name="ListLabel_20_1" text:visited-style-name="ListLabel_20_1"><text:span text:style-name="MT2">http://gdu.io</text:span></text:a></text:p>
        <text:p text:style-name="MP2"><text:span text:style-name="MT1">© 2017 Game Dev Underground. Free to use/modify/distribute </text:span><text:a xlink:type="simple" xlink:href="http://creativecommons.org/licenses/by/4.0/" text:style-name="ListLabel_20_1" text:visited-style-name="ListLabel_20_1"><text:span text:style-name="MT2">under CC 4.0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4-03-17T15:25:56.519000000</dc:date>
    <meta:editing-duration>PT23M52S</meta:editing-duration>
    <meta:editing-cycles>2</meta:editing-cycles>
    <meta:document-statistic meta:table-count="1" meta:image-count="1" meta:object-count="0" meta:page-count="1" meta:paragraph-count="24" meta:word-count="211" meta:character-count="1539" meta:non-whitespace-character-count="1227"/>
  </office:meta>
</office:document-meta>
</file>